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386DF587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image/png" manifest:full-path="Pictures/100000000000032000000258CE27E5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2.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4.244cm"/>
    </style:style>
    <style:style style:name="pr1" style:family="presentation" style:parent-style-name="lyt-blackandwhite-subtitle">
      <style:graphic-properties draw:fill-color="#ffffff" draw:auto-grow-height="true" fo:min-height="17.374cm"/>
    </style:style>
    <style:style style:name="pr2" style:family="presentation" style:parent-style-name="lyt-blackandwhite-notes">
      <style:graphic-properties draw:fill-color="#ffffff" draw:auto-grow-height="true" fo:min-height="12.573cm"/>
    </style:style>
    <style:style style:name="pr3" style:family="presentation" style:parent-style-name="lyt-blackandwhite-subtitle">
      <style:graphic-properties draw:fill-color="#ffffff" fo:min-height="17.123cm"/>
    </style:style>
    <style:style style:name="pr4" style:family="presentation" style:parent-style-name="lyt-blackandwhite-notes">
      <style:graphic-properties draw:fill-color="#ffffff" fo:min-height="12.322cm"/>
    </style:style>
    <style:style style:name="pr5" style:family="presentation" style:parent-style-name="lyt-blackandwhite-title">
      <style:graphic-properties fo:min-height="2.593cm"/>
    </style:style>
    <style:style style:name="pr6" style:family="presentation" style:parent-style-name="lyt-blackandwhite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5" style:family="paragraph">
      <style:paragraph-properties fo:text-align="center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60pt"/>
    </style:style>
    <style:style style:name="P8" style:family="paragraph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9" style:family="paragraph">
      <style:paragraph-properties fo:text-align="center"/>
      <style:text-properties fo:font-size="60pt" style:font-size-asian="60pt" style:font-size-complex="60pt"/>
    </style:style>
    <style:style style:name="P10" style:family="paragraph">
      <style:paragraph-properties fo:text-align="start"/>
      <style:text-properties fo:font-size="26pt" style:font-size-asian="26pt" style:font-size-complex="26pt"/>
    </style:style>
    <style:style style:name="P11" style:family="paragraph">
      <style:paragraph-properties fo:text-align="star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ccccc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cccccc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60pt" fo:font-style="italic" style:font-size-asian="60pt" style:font-style-asian="italic" style:font-size-complex="60pt" style:font-style-complex="italic"/>
    </style:style>
    <style:style style:name="T7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0000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draw:frame presentation:style-name="pr1" draw:layer="layout" svg:width="23.5cm" svg:height="17.374cm" svg:x="2cm" svg:y="1.9cm" presentation:class="subtitle">
          <draw:text-box>
            <text:p><text:span text:style-name="T1">WebFinger</text:span></text:p>
            <text:p/>
            <text:p>Brad Fitzpatrick, Google</text:p>
            <text:p>brad@danga.com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32">
        <draw:frame presentation:style-name="pr1" draw:text-style-name="P1" draw:layer="layout" svg:width="23.5cm" svg:height="17.374cm" svg:x="2cm" svg:y="1.9cm" presentation:class="subtitle">
          <draw:text-box>
            <text:p text:style-name="P1"><text:span text:style-name="T2">WebFinger</text:span></text:p>
            <text:p text:style-name="P1"><text:span text:style-name="T3"/></text:p>
            <text:p text:style-name="P1"><text:span text:style-name="T3">Brad Fitzpatrick, Google</text:span></text:p>
            <text:p text:style-name="P1">brad@danga.com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@danga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@danga.com</text:span></text:p>
          </draw:text-box>
        </draw:frame>
        <draw:frame draw:style-name="gr2" draw:text-style-name="P4" draw:layer="layout" svg:width="11.43cm" svg:height="4.655cm" svg:x="7.62cm" svg:y="13.125cm">
          <draw:text-box>
            <text:p text:style-name="P4">what is this identifier? <text:s/>what's it represent, what's it do, what's it capable of?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32">
        <draw:custom-shape draw:style-name="gr3" draw:text-style-name="P5" draw:layer="layout" svg:width="3.81cm" svg:height="3.81cm" svg:x="8.89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@danga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@danga.com</text:span></text:p>
          </draw:text-box>
        </draw:frame>
        <draw:frame draw:style-name="gr4" draw:text-style-name="P4" draw:layer="layout" svg:width="22.86cm" svg:height="4.445cm" svg:x="2.54cm" svg:y="13.335cm">
          <draw:text-box>
            <text:p text:style-name="P4">Oh, it's email! <text:s/>(an “@” sign)</text:p>
            <text:p text:style-name="P4"/>
            <text:p text:style-name="P4">Oh, maybe a person! <text:s/>(recognize “brad” as name)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fitz@gmail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fitz@gmail.com</text:span></text:p>
          </draw:text-box>
        </draw:frame>
        <draw:frame draw:style-name="gr5" draw:text-style-name="P6" draw:layer="layout" svg:width="19.184cm" svg:height="3.095cm" svg:x="5.08cm" svg:y="13.415cm">
          <draw:text-box>
            <text:p text:style-name="P6">oh “gmail” they can speak XMPP,</text:p>
            <text:p text:style-name="P6">we know that...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><text:span text:style-name="T4">Well, brad@danga.com can do XMPP </text:span><text:span text:style-name="T4">too...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7"><text:span text:style-name="T4">Heuristics are crap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><text:span text:style-name="T4">Let's ask brad@danga.com wha</text:span><text:span text:style-name="T4">t it can do..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@danga.com</text:span></text:p>
          </draw:text-box>
        </draw:frame>
        <draw:frame draw:style-name="gr5" draw:text-style-name="P6" draw:layer="layout" svg:width="14.269cm" svg:height="1.673cm" svg:x="2.876cm" svg:y="4.042cm">
          <draw:text-box>
            <text:p text:style-name="P6">Email? SMTP? IM2000?</text:p>
          </draw:text-box>
        </draw:frame>
        <draw:frame draw:style-name="gr5" draw:text-style-name="P6" draw:layer="layout" svg:width="8.55cm" svg:height="1.673cm" svg:x="15.875cm" svg:y="6.582cm">
          <draw:text-box>
            <text:p text:style-name="P6">Chat? XMPP?</text:p>
          </draw:text-box>
        </draw:frame>
        <draw:frame draw:style-name="gr5" draw:text-style-name="P6" draw:layer="layout" svg:width="20.695cm" svg:height="1.673cm" svg:x="2.54cm" svg:y="13.335cm">
          <draw:text-box>
            <text:p text:style-name="P6">Provable? Identity server? OpenID?</text:p>
          </draw:text-box>
        </draw:frame>
        <draw:frame draw:style-name="gr5" draw:text-style-name="P6" draw:layer="layout" svg:width="20.348cm" svg:height="1.673cm" svg:x="6.35cm" svg:y="16.742cm">
          <draw:text-box>
            <text:p text:style-name="P6">Public key? Likes encrypted email?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@danga.com</text:span></text:p>
          </draw:text-box>
        </draw:frame>
        <draw:frame draw:style-name="gr5" draw:text-style-name="P6" draw:layer="layout" svg:width="14.269cm" svg:height="1.673cm" svg:x="2.876cm" svg:y="4.042cm">
          <draw:text-box>
            <text:p text:style-name="P6">Email? SMTP? IM2000?</text:p>
          </draw:text-box>
        </draw:frame>
        <draw:frame draw:style-name="gr5" draw:text-style-name="P6" draw:layer="layout" svg:width="8.55cm" svg:height="1.673cm" svg:x="15.875cm" svg:y="6.582cm">
          <draw:text-box>
            <text:p text:style-name="P6">Chat? XMPP?</text:p>
          </draw:text-box>
        </draw:frame>
        <draw:frame draw:style-name="gr5" draw:text-style-name="P6" draw:layer="layout" svg:width="20.695cm" svg:height="1.673cm" svg:x="2.54cm" svg:y="13.335cm">
          <draw:text-box>
            <text:p text:style-name="P6">Provable? Identity server? OpenID?</text:p>
          </draw:text-box>
        </draw:frame>
        <draw:frame draw:style-name="gr5" draw:text-style-name="P6" draw:layer="layout" svg:width="20.348cm" svg:height="1.673cm" svg:x="6.35cm" svg:y="16.742cm">
          <draw:text-box>
            <text:p text:style-name="P6">Public key? Likes encrypted email?</text:p>
          </draw:text-box>
        </draw:frame>
        <draw:frame draw:style-name="gr6" draw:text-style-name="P6" draw:layer="layout" svg:width="15.255cm" svg:height="3.095cm" svg:x="0.635cm" svg:y="6.35cm">
          <draw:text-box>
            <text:p text:style-name="P6">Flickr, homepage,</text:p>
            <text:p text:style-name="P6">Twitter, Facebook?</text:p>
          </draw:text-box>
        </draw:frame>
        <draw:frame draw:style-name="gr5" draw:text-style-name="P8" draw:layer="layout" svg:width="12.44cm" svg:height="1.673cm" svg:x="12.7cm" svg:y="2.137cm">
          <draw:text-box>
            <text:p text:style-name="P8"><text:span text:style-name="T5">Home page? Avatar?</text:span></text:p>
          </draw:text-box>
        </draw:frame>
        <draw:frame draw:style-name="gr5" draw:text-style-name="P6" draw:layer="layout" svg:width="14.269cm" svg:height="1.673cm" svg:x="2.877cm" svg:y="4.043cm">
          <draw:text-box>
            <text:p text:style-name="P6">Email? SMTP? IM2000?</text:p>
          </draw:text-box>
        </draw:frame>
        <draw:frame draw:style-name="gr7" draw:text-style-name="P6" draw:layer="layout" svg:width="4.744cm" svg:height="1.673cm" svg:x="0.971cm" svg:y="15.24cm">
          <draw:text-box>
            <text:p text:style-name="P6">Name?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Oh, crap, we can't ask it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“</text:span><text:span text:style-name="T6">email-like</text:span><text:span text:style-name="T4">” identifiers are </text:span><text:span text:style-name="T7">read-onl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fing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finger</text:span></text:p>
            <text:p text:style-name="P3"><text:span text:style-name="T4"/></text:p>
            <text:p text:style-name="P3"><text:span text:style-name="T4">RFC 742, Dec 1977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finger</text:span></text:p>
            <text:p text:style-name="P3"><text:span text:style-name="T4"/></text:p>
            <text:p text:style-name="P3"><text:span text:style-name="T4">(demo...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finger</text:span></text:p>
            <text:p text:style-name="P3"><text:span text:style-name="T4"/></text:p>
            <text:p text:style-name="P3"><text:span text:style-name="T4">(Sadly, dead.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New World Order!</text:span></text:p>
            <text:p text:style-name="P3"><text:span text:style-name="T4"/></text:p>
            <text:p text:style-name="P3"><text:span text:style-name="T4">HTTP is the new TCP,</text:span></text:p>
            <text:p text:style-name="P3"><text:span text:style-name="T4">HTTP is the new IP,</text:span></text:p>
            <text:p text:style-name="P3"><text:span text:style-name="T4">use HTTP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WebFinger</text:span></text:p>
            <text:p text:style-name="P3"><text:span text:style-name="T4"/></text:p>
            <text:p text:style-name="P3"><text:span text:style-name="T4">finger, using HTTP this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WebFinger</text:span></text:p>
            <text:p text:style-name="P3"><text:span text:style-name="T4"/></text:p>
            <text:p text:style-name="P3"><text:span text:style-name="T4">protocol is dead simple..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1T32">
        <draw:frame presentation:style-name="pr1" draw:text-style-name="P9" draw:layer="layout" svg:width="23.5cm" svg:height="17.374cm" svg:x="2cm" svg:y="1.9cm" presentation:class="subtitle">
          <draw:text-box>
            <text:p text:style-name="P9"><text:span text:style-name="T1">Aside</text:span></text:p>
            <text:p text:style-name="P9"><text:span text:style-name="T1"/></text:p>
            <text:p text:style-name="P9"><text:span text:style-name="T4">protocols : APIs ::</text:span></text:p>
            <text:p text:style-name="P9"><text:span text:style-name="T4">citizens : slaves</text:span></text:p>
            <text:p text:style-name="P9"><text:span text:style-name="T4"/></text:p>
            <text:p text:style-name="P9"><text:span text:style-name="T4">WebFinger is a </text:span><text:span text:style-name="T6">protoco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WebFinger</text:span></text:p>
            <text:p text:style-name="P3"><text:span text:style-name="T4"/></text:p>
            <text:p text:style-name="P3"><text:span text:style-name="T4">protocol is dead simple..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>
          <draw:text-box>
            <text:p text:style-name="P3"><text:span text:style-name="T4">bradfitz@gmail.co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1T32">
        <office:forms form:automatic-focus="false" form:apply-design-mode="false"/>
        <draw:frame presentation:style-name="pr1" draw:text-style-name="P3" draw:layer="layout" svg:width="23.5cm" svg:height="17.374cm" svg:x="1.905cm" svg:y="1.905cm" presentation:class="subtitle" presentation:user-transformed="true">
          <draw:text-box>
            <text:p><text:span text:style-name="T4">https://</text:span><text:span text:style-name="T1">gmail.com</text:span></text:p>
            <text:p><text:span text:style-name="T4">.well-known/host-met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1T32">
        <draw:frame presentation:style-name="pr1" draw:text-style-name="P3" draw:layer="layout" svg:width="23.5cm" svg:height="17.374cm" svg:x="2cm" svg:y="1.9cm" presentation:class="subtitle" presentation:user-transformed="true">
          <draw:text-box>
            <text:p text:style-name="P3"><text:span text:style-name="T4">/.well-known/</text:span></text:p>
            <text:p text:style-name="P3"><text:span text:style-name="T4"/></text:p>
            <text:p text:style-name="P3"><text:span text:style-name="T1">RFC 5785:</text:span></text:p>
            <text:p text:style-name="P3"><text:span text:style-name="T4">stopping root pollution</text:span></text:p>
            <text:p text:style-name="P3"><text:span text:style-name="T4">/robots.txt, /favicon.ico, /crossdomain.xml, ..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1T32">
        <office:forms form:automatic-focus="false" form:apply-design-mode="false"/>
        <draw:frame presentation:style-name="pr1" draw:text-style-name="P3" draw:layer="layout" svg:width="23.5cm" svg:height="17.374cm" svg:x="1.905cm" svg:y="1.905cm" presentation:class="subtitle" presentation:user-transformed="true">
          <draw:text-box>
            <text:p text:style-name="P7"><text:span text:style-name="T4">https://</text:span><text:span text:style-name="T1">gmail.com</text:span></text:p>
            <text:p text:style-name="P7"><text:span text:style-name="T4">.well-known/host-met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1T32">
        <draw:frame presentation:style-name="pr3" draw:text-style-name="P10" draw:layer="layout" svg:width="23.5cm" svg:height="17.123cm" svg:x="1.905cm" svg:y="1.927cm" presentation:class="subtitle" presentation:user-transformed="true">
          <draw:text-box>
            <text:p text:style-name="P10"><text:span text:style-name="T8">&lt;XRD xmlns='http://docs.oasis-open.org/ns/xri/xrd-1.0' </text:span></text:p>
            <text:p text:style-name="P10"><text:span text:style-name="T8"><text:s text:c="5"/></text:span><text:span text:style-name="T8">xmlns:hm='http://host-meta.net/xrd/1.0'&gt;</text:span></text:p>
            <text:p text:style-name="P10"><text:span text:style-name="T8"><text:s/></text:span><text:span text:style-name="T8">&lt;hm:Host xmlns='http://host-meta.net/xrd/1.0'&gt;</text:span></text:p>
            <text:p text:style-name="P11"><text:span text:style-name="T8"><text:s text:c="6"/></text:span><text:span text:style-name="T9">gmail.com</text:span></text:p>
            <text:p text:style-name="P11"><text:span text:style-name="T8"><text:s/></text:span><text:span text:style-name="T8">&lt;/hm:Host&gt;</text:span></text:p>
            <text:p text:style-name="P10"><text:span text:style-name="T8"><text:s/></text:span><text:span text:style-name="T8">&lt;Link rel='lrdd' </text:span></text:p>
            <text:p text:style-name="P10"><text:span text:style-name="T8"><text:s/></text:span><text:span text:style-name="T8">template='</text:span><text:span text:style-name="T9">http://www.google.com/s2/webfinger/?q={uri}</text:span><text:span text:style-name="T8">'&gt;</text:span></text:p>
            <text:p text:style-name="P10"><text:span text:style-name="T8"><text:s text:c="4"/></text:span><text:span text:style-name="T8">&lt;Title&gt;Resource Descriptor&lt;/Title&gt;</text:span></text:p>
            <text:p text:style-name="P10"><text:span text:style-name="T8"><text:s text:c="2"/></text:span><text:span text:style-name="T8">&lt;/Link&gt;</text:span></text:p>
            <text:p text:style-name="P10"><text:span text:style-name="T8">&lt;/XRD&gt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ackandwhite" presentation:presentation-page-layout-name="AL1T32">
        <office:forms form:automatic-focus="false" form:apply-design-mode="false"/>
        <draw:frame presentation:style-name="pr1" draw:text-style-name="P3" draw:layer="layout" svg:width="23.5cm" svg:height="17.374cm" svg:x="1.905cm" svg:y="1.905cm" presentation:class="subtitle" presentation:user-transformed="true">
          <draw:text-box>
            <text:p text:style-name="P7"><text:span text:style-name="T4">(WebFinger demo)</text:span></text:p>
            <text:p text:style-name="P7"><text:span text:style-name="T4"/></text:p>
            <text:p text:style-name="P7"><text:span text:style-name="T4">command line,</text:span></text:p>
            <text:p text:style-name="P7"><text:span text:style-name="T4">web clients,</text:span></text:p>
            <text:p text:style-name="P7"><text:span text:style-name="T4">whatever..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ackandwhite" presentation:presentation-page-layout-name="AL2T1">
        <draw:frame presentation:style-name="pr5" draw:layer="layout" svg:width="23.5cm" svg:height="2.593cm" svg:x="2cm" svg:y="2.025cm" presentation:class="title">
          <draw:text-box>
            <text:p>What can we do now?</text:p>
          </draw:text-box>
        </draw:frame>
        <draw:frame presentation:style-name="pr6" draw:layer="layout" svg:width="24.599cm" svg:height="13.61cm" svg:x="2cm" svg:y="5.414cm" presentation:class="outline">
          <draw:text-box>
            <text:list text:style-name="L3">
              <text:list-item>
                <text:p>make identifiers more useful</text:p>
              </text:list-item>
              <text:list-item>
                <text:p>bootstrap identity</text:p>
              </text:list-item>
              <text:list-item>
                <text:p>gradually replace SMTP?</text:p>
              </text:list-item>
              <text:list-item>
                <text:p>decentralized social networking</text:p>
                <text:list>
                  <text:list-item>
                    <text:p>social networking as a <text:span text:style-name="T10">protocol</text:span></text:p>
                  </text:list-item>
                </text:list>
              </text:list-item>
              <text:list-item>
                <text:p>who knows! <text:s/>extensible. <text:s/>enable innovation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ackandwhite" presentation:presentation-page-layout-name="AL1T32">
        <office:forms form:automatic-focus="false" form:apply-design-mode="false"/>
        <draw:frame presentation:style-name="pr1" draw:text-style-name="P3" draw:layer="layout" svg:width="23.5cm" svg:height="17.374cm" svg:x="1.905cm" svg:y="1.905cm" presentation:class="subtitle" presentation:user-transformed="true">
          <draw:text-box>
            <text:p text:style-name="P7"><text:span text:style-name="T4">“</text:span><text:span text:style-name="T4">Let's do this...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ackandwhite" presentation:presentation-page-layout-name="AL1T32">
        <draw:frame presentation:style-name="pr3" draw:layer="layout" svg:width="23.5cm" svg:height="17.123cm" svg:x="2cm" svg:y="2.025cm" presentation:class="subtitle">
          <draw:text-box>
            <text:p><text:span text:style-name="T11">Brad Fitzpatrick</text:span></text:p>
            <text:p>brad@danga.com</text:p>
            <text:p>bradfitz@google.com</text:p>
            <text:p>Twitter: @bradfitz, http://bradfitz.com/</text:p>
            <text:p/>
            <text:p><text:span text:style-name="T11">WebFinger</text:span></text:p>
            <text:p>http://code.google.com/p/webfinger/</text:p>
            <text:p>http://hueniverse.com/2009/09/implementing-webfinger/</text:p>
            <text:p>http://webfinger.org/ etc</text:p>
            <text:p/>
            <text:p><text:span text:style-name="T11">Q&amp;A?</text:span> </text:p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paper4" xlink:href="Pictures/100000000000032000000258931F8343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forest" style:repeat="stretch"/>
    </style:style>
    <style:style style:name="Mdp6" style:family="drawing-page">
      <style:drawing-page-properties draw:background-size="border" draw:fill="bitmap" draw:fill-image-name="paper4" style:repeat="stretch"/>
    </style:style>
    <style:style style:name="Mdp7" style:family="drawing-page">
      <style:drawing-page-properties draw:background-size="border" draw:fill="bitmap" draw:fill-image-name="aqua1" draw:fill-image-width="0cm" draw:fill-image-height="0cm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bluegrad" draw:fill-image-width="0cm" draw:fill-image-height="0cm"/>
    </style:style>
    <style:style style:name="Mdp10" style:family="drawing-page">
      <style:drawing-page-properties draw:background-size="border" draw:fill="bitmap" draw:fill-image-name="bwmed" style:repeat="stretch"/>
    </style:style>
    <style:style style:name="Mdp11" style:family="drawing-page">
      <style:drawing-page-properties draw:background-size="border" draw:fill="bitmap" draw:fill-image-name="blendscreen2" draw:fill-image-width="0cm" draw:fill-image-height="0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4.55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5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13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6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6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7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9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9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28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1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ad Fitzpatrick</meta:initial-creator>
    <meta:creation-date>2010-05-27T09:28:05</meta:creation-date>
    <meta:editing-duration>PT01H12M51S</meta:editing-duration>
    <meta:editing-cycles>5</meta:editing-cycles>
    <dc:date>2010-05-27T10:40:36</dc:date>
    <dc:creator>Brad Fitzpatrick</dc:creator>
    <meta:generator>OpenOffice.org/3.2$Unix OpenOffice.org_project/320m12$Build-9483</meta:generator>
    <meta:document-statistic meta:object-count="247"/>
  </office:meta>
</office:document-meta>
</file>